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28" style:family="table-column">
      <style:table-column-properties fo:break-before="auto" style:column-width="3.588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3.568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1.39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773cm"/>
    </style:style>
    <style:style style:name="co24" style:family="table-column">
      <style:table-column-properties fo:break-before="auto" style:column-width="2.586cm"/>
    </style:style>
    <style:style style:name="co25" style:family="table-column">
      <style:table-column-properties fo:break-before="auto" style:column-width="3.344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7.863cm"/>
    </style:style>
    <style:style style:name="co31" style:family="table-column">
      <style:table-column-properties fo:break-before="auto" style:column-width="4.223cm"/>
    </style:style>
    <style:style style:name="co32" style:family="table-column">
      <style:table-column-properties fo:break-before="auto" style:column-width="5.856cm"/>
    </style:style>
    <style:style style:name="co3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4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20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2" office:value-type="float" office:value="14.5" calcext:value-type="float">
            <text:p>14.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3]/[.B2]" office:value-type="float" office:value="14.0776699029126" calcext:value-type="float">
            <text:p>14.0776699029126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2" office:value-type="float" office:value="8.5" calcext:value-type="float">
            <text:p>8.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6]/[.B2]" office:value-type="float" office:value="8.25242718446602" calcext:value-type="float">
            <text:p>8.2524271844660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18"/>
          <table:table-cell/>
        </table:table-row>
        <table:table-row table:style-name="ro1">
          <table:table-cell table:style-name="ce20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0" table:formula="of:=1-0.00085683*[.B4]+0.0034941*[.B7]" office:value-type="float" office:value="1.01677263592233" calcext:value-type="float">
            <text:p>1.01677263592233</text:p>
          </table:table-cell>
          <table:table-cell/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0" table:formula="of:=668.72 * [.B10] -205.347 * [.B10] * [.B10] - 463.37" office:value-type="float" office:value="4.27300766826301" calcext:value-type="float">
            <text:p>4.27300766826301</text:p>
          </table:table-cell>
          <table:table-cell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0" table:formula="of:=0.1808*[.B4]+0.8192*[.B11]" office:value-type="float" office:value="6.04569060028766" calcext:value-type="float">
            <text:p>6.04569060028766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0" table:formula="of:=(1-[.B11]/[.B4])*100" office:value-type="float" office:value="69.6469110461318" calcext:value-type="float">
            <text:p>69.646911046131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0" table:formula="of:=(1-[.B12]/[.B4])*100" office:value-type="float" office:value="57.0547495289911" calcext:value-type="float">
            <text:p>57.05474952899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0" table:formula="of:=([.B4]-[.B12])/(2.0665-0.010665*[.B4])" office:value-type="float" office:value="4.19126489021024" calcext:value-type="float">
            <text:p>4.1912648902102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0" table:formula="of:=261.1/(261.53-[.B12])*[.B15]/0.794" office:value-type="float" office:value="5.39469934397576" calcext:value-type="float">
            <text:p>5.3946993439757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0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14703506793326" calcext:value-type="float">
            <text:p>2.1470350679332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85296493206674" calcext:value-type="float">
            <text:p>2.8529649320667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713241233016685" calcext:value-type="float">
            <text:p>0.71324123301668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2]+[.B23]" office:value-type="float" office:value="6.75893183330434" calcext:value-type="float">
            <text:p>6.75893183330434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2"/>
          <table:table-cell table:style-name="ce24"/>
        </table:table-row>
      </table:table>
      <table:table table:name="Spundungstabelle" table:style-name="ta1">
        <table:table-column table:style-name="co33" table:default-cell-style-name="ce2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 office:value-type="string" calcext:value-type="string">
            <text:p>Alpha[%]</text:p>
          </table:table-cell>
          <table:table-cell table:style-name="ce20" office:value-type="string" calcext:value-type="string">
            <text:p>Kochzeit [min]</text:p>
          </table:table-cell>
          <table:table-cell table:style-name="ce20" office:value-type="string" calcext:value-type="string">
            <text:p>Hopfengabe [g]</text:p>
          </table:table-cell>
          <table:table-cell table:style-name="ce20" office:value-type="string" calcext:value-type="string">
            <text:p>Ausnutzung</text:p>
          </table:table-cell>
          <table:table-cell table:style-name="ce2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Bitterhopfen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.242350261262081</text:p>
          </table:table-cell>
          <table:table-cell table:formula="of:=[.G7]*[.E7]*10*[.H7]/[.$E$5]" office:value-type="float" office:value="21.3268229910631" calcext:value-type="float">
            <text:p>21.3268229910631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.234006865336717</text:p>
          </table:table-cell>
          <table:table-cell table:formula="of:=[.G8]*[.E8]*10*[.H8]/[.$E$5]" office:value-type="float" office:value="6.5001907037977" calcext:value-type="float">
            <text:p>6.5001907037977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romahopfen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.082142460775501</text:p>
          </table:table-cell>
          <table:table-cell table:formula="of:=[.G9]*[.E9]*10*[.H9]/[.$E$5]" office:value-type="float" office:value="2.19046562068003" calcext:value-type="float">
            <text:p>2.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.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26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/>
          <table:table-cell table:number-columns-repeated="5"/>
        </table:table-row>
        <table:table-row table:style-name="ro3">
          <table:table-cell table:number-columns-repeated="3"/>
          <table:table-cell table:style-name="ce27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0" office:value-type="string" calcext:value-type="string">
            <text:p>W (Winkel)</text:p>
          </table:table-cell>
          <table:table-cell table:style-name="ce20" office:value-type="string" calcext:value-type="string">
            <text:p>P (°P)</text:p>
          </table:table-cell>
          <table:table-cell/>
          <table:table-cell table:style-name="ce20" office:value-type="string" calcext:value-type="string">
            <text:p>W*P</text:p>
          </table:table-cell>
          <table:table-cell table:style-name="ce20" office:value-type="string" calcext:value-type="string">
            <text:p>W^2</text:p>
          </table:table-cell>
          <table:table-cell table:style-name="ce20" office:value-type="string" calcext:value-type="string">
            <text:p>W^3</text:p>
          </table:table-cell>
          <table:table-cell table:style-name="ce20" office:value-type="string" calcext:value-type="string">
            <text:p>W^4</text:p>
          </table:table-cell>
          <table:table-cell table:style-name="ce20" office:value-type="string" calcext:value-type="string">
            <text:p>W^2*P</text:p>
          </table:table-cell>
          <table:table-cell/>
          <table:table-cell table:style-name="ce20" office:value-type="string" calcext:value-type="string">
            <text:p>Mittelwerte</text:p>
          </table:table-cell>
          <table:table-cell table:style-name="ce2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0" table:number-columns-repeated="5"/>
          <table:table-cell table:number-columns-repeated="4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Zellenzahl</text:p>
          </table:table-cell>
          <table:table-cell table:style-name="ce2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Kochmaische Vol [L]</text:p>
          </table:table-cell>
          <table:table-cell table:style-name="ce20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temperatur [°C]</text:p>
          </table:table-cell>
          <table:table-cell table:style-name="ce20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menge [L]</text:p>
          </table:table-cell>
          <table:table-cell table:style-name="ce20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0" office:value-type="string" calcext:value-type="string">
            <text:p>Einmaischmenge</text:p>
          </table:table-cell>
          <table:table-cell table:style-name="ce20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tammwürze neu [°P]</text:p>
          </table:table-cell>
          <table:table-cell table:style-name="ce20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dhausausbeute [%]</text:p>
          </table:table-cell>
          <table:table-cell table:style-name="ce20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0" office:value-type="string" calcext:value-type="string">
            <text:p>Kochtemperatur [°C]</text:p>
          </table:table-cell>
          <table:table-cell table:style-name="ce20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62]+[.B63])*([.B61]-[.B64])/([.B65]-[.B64])" office:value-type="float" office:value="5.2241053834498" calcext:value-type="float">
            <text:p>5.2241053834498</text:p>
          </table:table-cell>
          <table:table-cell table:style-name="ce28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0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>
          <table:table-cell table:style-name="ce20" office:value-type="string" calcext:value-type="string">
            <text:p>C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54613466334165" calcext:value-type="float">
            <text:p>1.54613466334165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8.65835411471322" calcext:value-type="float">
            <text:p>8.65835411471322</text:p>
          </table:table-cell>
          <table:table-cell office:value-type="string" calcext:value-type="string">
            <text:p>°dH</text:p>
          </table:table-cell>
        </table:table-row>
        <table:table-row table:style-name="ro1">
          <table:table-cell table:style-name="ce20" office:value-type="string" calcext:value-type="string">
            <text:p>M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1111111111111" calcext:value-type="float">
            <text:p>1.11111111111111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22222222222222" calcext:value-type="float">
            <text:p>6.22222222222222</text:p>
          </table:table-cell>
          <table:table-cell office:value-type="string" calcext:value-type="string">
            <text:p>°dH</text:p>
          </table:table-cell>
        </table:table-row>
        <table:table-row table:style-name="ro1">
          <table:table-cell table:style-name="ce20" office:value-type="string" calcext:value-type="string">
            <text:p>Sulfat(SO4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hlorid(Cl-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4.9089" calcext:value-type="float">
            <text:p>14.9089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20096583936983" calcext:value-type="float">
            <text:p>1.20096583936983</text:p>
          </table:table-cell>
          <table:table-cell office:value-type="string" calcext:value-type="string">
            <text:p>mmol/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14]*21.8-[.B7]-[.B8]-[.B9])/21.8" office:value-type="float" office:value="12.706147706422" calcext:value-type="float">
            <text:p>12.706147706422</text:p>
          </table:table-cell>
          <table:table-cell office:value-type="string" calcext:value-type="string">
            <text:p>°dH</text:p>
          </table:table-cell>
          <table:table-cell table:formula="of:=[.B15]/2.8" office:value-type="float" office:value="4.53790989515072" calcext:value-type="float">
            <text:p>4.53790989515072</text:p>
          </table:table-cell>
          <table:table-cell office:value-type="string" calcext:value-type="string">
            <text:p>mmol/l</text:p>
          </table:table-cell>
          <table:table-cell table:formula="of:=[.B15]/2.8*61" office:value-type="float" office:value="276.812503604194" calcext:value-type="float">
            <text:p>276.812503604194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5]*2.8" office:value-type="float" office:value="35.5772135779817" calcext:value-type="float">
            <text:p>35.5772135779817</text:p>
          </table:table-cell>
          <table:table-cell office:value-type="string" calcext:value-type="string">
            <text:p>°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7]/0.3566" office:value-type="float" office:value="9.35766701004176" calcext:value-type="float">
            <text:p>9.35766701004176</text:p>
          </table:table-cell>
          <table:table-cell office:value-type="string" calcext:value-type="string">
            <text:p>°dH</text:p>
          </table:table-cell>
          <table:table-cell table:formula="of:=[.D15]-[.D14]" office:value-type="float" office:value="3.33694405578089" calcext:value-type="float">
            <text:p>3.33694405578089</text:p>
          </table:table-cell>
          <table:table-cell office:value-type="string" calcext:value-type="string">
            <text:p>mmol/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lchsäure dazu</text:p>
          </table:table-cell>
          <table:table-cell table:formula="of:=[.D17]*90.8*[.B10]/1000" office:value-type="float" office:value="6.0598904052981" calcext:value-type="float">
            <text:p>6.0598904052981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Sauermalz</text:p>
          </table:table-cell>
          <table:table-cell table:formula="of:=[.B19]*100/[.B11]" office:value-type="float" office:value="201.99634684327" calcext:value-type="float">
            <text:p>201.99634684327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.00.0000</text:date>, <text:time style:data-style-name="N2" text:time-value="18:45:47.2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8H46M14S</meta:editing-duration>
    <meta:editing-cycles>84</meta:editing-cycles>
    <meta:generator>LibreOffice/6.4.0.3$Windows_X86_64 LibreOffice_project/b0a288ab3d2d4774cb44b62f04d5d28733ac6df8</meta:generator>
    <dc:date>2020-12-30T18:46:15.947000000</dc:date>
    <meta:document-statistic meta:table-count="12" meta:cell-count="21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